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EFD0903B9F073D499D.png" manifest:media-type="image/png"/>
  <manifest:file-entry manifest:full-path="Pictures/100002010000011C000000B19974754606CFB6E6.png" manifest:media-type="image/png"/>
  <manifest:file-entry manifest:full-path="Pictures/10000201000002C300000161EEA6B941D3357E3A.png" manifest:media-type="image/png"/>
  <manifest:file-entry manifest:full-path="Pictures/10000000000002720000019DAAC2FD36851B26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9.938cm" svg:height="21cm" svg:x="0cm" svg:y="0cm">
          <draw:image xlink:href="Pictures/10000000000002720000019DAAC2FD36851B2609.png" xlink:type="simple" xlink:show="embed" xlink:actuate="onLoad" draw:mime-type="image/png">
            <text:p/>
          </draw:image>
        </draw:frame>
        <draw:frame draw:style-name="gr1" draw:text-style-name="P1" draw:layer="layout" svg:width="7.029cm" svg:height="3.509cm" svg:x="22.75cm" svg:y="0.491cm">
          <draw:image xlink:href="Pictures/10000201000002C300000161EEA6B941D3357E3A.png" xlink:type="simple" xlink:show="embed" xlink:actuate="onLoad" draw:mime-type="image/png">
            <text:p/>
          </draw:image>
        </draw:frame>
        <draw:frame draw:style-name="gr1" draw:text-style-name="P1" draw:layer="layout" svg:width="7.513cm" svg:height="4.682cm" svg:x="0.25cm" svg:y="16cm">
          <draw:image xlink:href="Pictures/100002010000011C000000B19974754606CFB6E6.png" xlink:type="simple" xlink:show="embed" xlink:actuate="onLoad" draw:mime-type="image/png">
            <text:p/>
          </draw:image>
        </draw:frame>
        <draw:frame draw:style-name="gr1" draw:text-style-name="P1" draw:layer="layout" svg:width="13.334cm" svg:height="13.096cm" svg:x="8.25cm" svg:y="3.75cm">
          <draw:image xlink:href="Pictures/10000201000001F8000001EFD0903B9F073D499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3:34:20.941820721</meta:creation-date>
    <dc:date>2023-10-26T13:47:15.015615616</dc:date>
    <meta:editing-duration>PT2M34S</meta:editing-duration>
    <meta:editing-cycles>2</meta:editing-cycles>
    <meta:generator>LibreOffice/7.0.6.2$Linux_X86_64 LibreOffice_project/144abb84a525d8e30c9dbbefa69cbbf2d8d4ae3b</meta:generator>
    <meta:document-statistic meta:object-count="4"/>
  </office:meta>
</office:document-meta>
</file>